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T</mi>
        <mprescripts/>
        <mn>1</mn>
        <mn>0</mn>
      </mmultiscripts>
      <mo stretchy="false">=</mo>
      <mrow>
        <mo fence="true" stretchy="true">[</mo>
        <mrow>
          <mtable>
            <mtr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n>0</mn>
              </mtd>
            </mtr>
            <mtr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1</mn>
                      </msub>
                    </mrow>
                    <mo fence="true" stretchy="false">)</mo>
                  </mrow>
                </mrow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n>0</mn>
              </mtd>
              <mtd>
                <mn>0</mn>
              </mtd>
              <mtd>
                <mn>1</mn>
              </mtd>
            </mtr>
          </mtable>
        </mrow>
        <mo fence="true" stretchy="true">]</mo>
      </mrow>
    </mrow>
    <annotation encoding="StarMath 5.0">T lsup { 0 } lsub { 1 } = left [ matrix { cos(%alpha_{1}) # -sen(%alpha_{1}) # 0 # 0 ## sen(%alpha_{1}) # cos(%alpha_{1}) # 0 # 0 ## 0 # 0 # 0 # 0 ## 0 # 0 # 0 # 1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05:21:37.933667599</dc:date>
    <meta:editing-duration>PT22M35S</meta:editing-duration>
    <meta:editing-cycles>5</meta:editing-cycles>
    <meta:generator>LibreOffice/6.2.4.2.0$Linux_X86_64 LibreOffice_project/b154c0ac6cf11bc010cb60509e6db2f74a9a9fa3</meta:generator>
  </office:meta>
</office:document-meta>
</file>